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215C98" style:repeat-content="false"/>
      <style:paragraph-properties fo:text-align="center"/>
      <style:text-properties fo:color="#FFFFFF"/>
    </style:style>
    <style:style style:name="ce3" style:family="table-cell" style:parent-style-name="Default" style:data-style-name="N0">
      <style:table-cell-properties fo:background-color="#215C98"/>
      <style:text-properties fo:color="#FFFFFF"/>
    </style:style>
    <style:style style:name="ce4" style:family="table-cell" style:parent-style-name="Default" style:data-style-name="N36">
      <style:table-cell-properties fo:background-color="#215C98"/>
      <style:text-properties fo:color="#FFFFFF"/>
    </style:style>
    <style:style style:name="ce5" style:family="table-cell" style:parent-style-name="Default" style:data-style-name="N0">
      <style:table-cell-properties style:vertical-align="automatic" fo:background-color="#215C98" style:repeat-content="false"/>
      <style:paragraph-properties fo:text-align="start" fo:margin-left="2.824cm"/>
      <style:text-properties fo:color="#FFFFFF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6"/>
    <style:style style:name="ce8" style:family="table-cell" style:parent-style-name="Default" style:data-style-name="N37"/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2.824cm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2.824cm"/>
      <style:text-properties fo:color="#FF0000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6">
      <style:table-cell-properties fo:background-color="transparent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2.824cm"/>
    </style:style>
    <style:style style:name="ce1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7" style:family="table-cell" style:parent-style-name="Default" style:data-style-name="N0">
      <style:table-cell-properties fo:background-color="#FFFF00"/>
    </style:style>
    <style:style style:name="ce18" style:family="table-cell" style:parent-style-name="Default" style:data-style-name="N36">
      <style:table-cell-properties fo:background-color="#FFFF00"/>
    </style:style>
    <style:style style:name="ce19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2.824cm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2.824cm"/>
      <style:text-properties fo:color="#215C98"/>
    </style:style>
    <style:style style:name="ce21" style:family="table-cell" style:parent-style-name="Default" style:data-style-name="N13"/>
    <style:style style:name="co1" style:family="table-column">
      <style:table-column-properties fo:break-before="auto" style:column-width="1.00541666666667cm" style:use-optimal-column-width="true"/>
    </style:style>
    <style:style style:name="co2" style:family="table-column">
      <style:table-column-properties fo:break-before="auto" style:column-width="3.99520833333333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1.349375cm" style:use-optimal-column-width="true"/>
    </style:style>
    <style:style style:name="co7" style:family="table-column">
      <style:table-column-properties fo:break-before="auto" style:column-width="3.14854166666667cm" style:use-optimal-column-width="true"/>
    </style:style>
    <style:style style:name="co8" style:family="table-column">
      <style:table-column-properties fo:break-before="auto" style:column-width="1.53458333333333cm" style:use-optimal-column-width="true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table:tab-color="#215C98" style:writing-mode="lr-tb"/>
    </style:style>
    <style:style style:name="ta2" style:family="table" style:master-page-name="mp2">
      <style:table-properties table:display="true" table:tab-color="#000000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bjecten_Lijst" table:style-name="ta1">
        <table:table-column table:style-name="co1" table:default-cell-style-name="ce6"/>
        <table:table-column table:style-name="co2" table:default-cell-style-name="ce1"/>
        <table:table-column table:style-name="co3" table:default-cell-style-name="ce7"/>
        <table:table-column table:style-name="co4" table:default-cell-style-name="ce1"/>
        <table:table-column table:style-name="co5" table:default-cell-style-name="ce9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OBJ NR</text:p>
          </table:table-cell>
          <table:table-cell office:value-type="string" table:style-name="ce3">
            <text:p>Object</text:p>
          </table:table-cell>
          <table:table-cell office:value-type="string" table:style-name="ce4">
            <text:p>Inkoop waarde</text:p>
          </table:table-cell>
          <table:table-cell office:value-type="string" table:style-name="ce4">
            <text:p>Verkoop waarde</text:p>
          </table:table-cell>
          <table:table-cell office:value-type="string" table:style-name="ce5">
            <text:p>Verkoop M</text:p>
          </table:table-cell>
          <table:table-cell office:value-type="string" table:style-name="ce3">
            <text:p>Verkoop s</text:p>
          </table:table-cell>
          <table:table-cell office:value-type="string" table:style-name="ce3">
            <text:p>Type<text:s/></text:p>
          </table:table-cell>
          <table:table-cell office:value-type="string" table:style-name="ce3">
            <text:p>Levancier</text:p>
          </table:table-cell>
          <table:table-cell table:number-columns-repeated="16376" table:style-name="ce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1">
            <text:p>Wasmachine</text:p>
          </table:table-cell>
          <table:table-cell office:value-type="currency" office:value="210" table:style-name="ce7">
            <text:p><text:s/>€ 210,00<text:s/></text:p>
          </table:table-cell>
          <table:table-cell office:value-type="currency" office:value="300" table:formula="of:=[.C2]/(1-[Hulpmiddelen.$B$2])" table:style-name="ce8">
            <text:p><text:s/>€ 300,0<text:s/></text:p>
          </table:table-cell>
          <table:table-cell office:value-type="float" office:value="273" table:formula="of:=[.C2]*1.3" table:style-name="ce9">
            <text:p>273</text:p>
          </table:table-cell>
          <table:table-cell office:value-type="float" office:value="300" table:style-name="ce1">
            <text:p>300</text:p>
          </table:table-cell>
          <table:table-cell office:value-type="string" table:style-name="ce10">
            <text:p>huishoudelijke apparaten</text:p>
          </table:table-cell>
          <table:table-cell office:value-type="string" table:style-name="ce1">
            <text:p>SB<text:s/></text:p>
          </table:table-cell>
          <table:table-cell table:number-columns-repeated="16376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1">
            <text:p>Stofzuiger</text:p>
          </table:table-cell>
          <table:table-cell office:value-type="currency" office:value="59" table:style-name="ce7">
            <text:p><text:s/>€ 59,00<text:s/></text:p>
          </table:table-cell>
          <table:table-cell office:value-type="currency" office:value="84.285714285714292" table:formula="of:=[.C3]/(1-[Hulpmiddelen.$B$2])" table:style-name="ce8">
            <text:p><text:s/>€ 84,3<text:s/></text:p>
          </table:table-cell>
          <table:table-cell office:value-type="float" office:value="76.7" table:formula="of:=[.C3]*1.3" table:style-name="ce9">
            <text:p>76,7</text:p>
          </table:table-cell>
          <table:table-cell office:value-type="float" office:value="80" table:style-name="ce1">
            <text:p>80</text:p>
          </table:table-cell>
          <table:table-cell office:value-type="string" table:style-name="ce10">
            <text:p>huishoudelijke apparaten</text:p>
          </table:table-cell>
          <table:table-cell office:value-type="string" table:style-name="ce1">
            <text:p>SB<text:s/></text:p>
          </table:table-cell>
          <table:table-cell table:number-columns-repeated="16376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1">
            <text:p>TV</text:p>
          </table:table-cell>
          <table:table-cell office:value-type="currency" office:value="210" table:style-name="ce7">
            <text:p><text:s/>€ 210,00<text:s/></text:p>
          </table:table-cell>
          <table:table-cell office:value-type="currency" office:value="300" table:formula="of:=[.C4]/(1-[Hulpmiddelen.$B$2])" table:style-name="ce8">
            <text:p><text:s/>€ 300,0<text:s/></text:p>
          </table:table-cell>
          <table:table-cell office:value-type="float" office:value="273" table:formula="of:=[.C4]*1.3" table:style-name="ce9">
            <text:p>273</text:p>
          </table:table-cell>
          <table:table-cell office:value-type="float" office:value="280" table:style-name="ce1">
            <text:p>280</text:p>
          </table:table-cell>
          <table:table-cell office:value-type="string" table:style-name="ce10">
            <text:p>huishoudelijke apparaten</text:p>
          </table:table-cell>
          <table:table-cell office:value-type="string" table:style-name="ce1">
            <text:p>SB<text:s/></text:p>
          </table:table-cell>
          <table:table-cell table:number-columns-repeated="16376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1">
            <text:p>Combi Koelkast</text:p>
          </table:table-cell>
          <table:table-cell office:value-type="currency" office:value="295" table:style-name="ce7">
            <text:p><text:s/>€ 295,00<text:s/></text:p>
          </table:table-cell>
          <table:table-cell office:value-type="currency" office:value="421.42857142857144" table:formula="of:=[.C5]/(1-[Hulpmiddelen.$B$2])" table:style-name="ce8">
            <text:p><text:s/>€ 421,4<text:s/></text:p>
          </table:table-cell>
          <table:table-cell office:value-type="float" office:value="383.5" table:formula="of:=[.C5]*1.3" table:style-name="ce9">
            <text:p>383,5</text:p>
          </table:table-cell>
          <table:table-cell office:value-type="float" office:value="400" table:style-name="ce1">
            <text:p>400</text:p>
          </table:table-cell>
          <table:table-cell office:value-type="string" table:style-name="ce10">
            <text:p>huishoudelijke apparaten</text:p>
          </table:table-cell>
          <table:table-cell office:value-type="string" table:style-name="ce1">
            <text:p>SB<text:s/></text:p>
          </table:table-cell>
          <table:table-cell table:number-columns-repeated="16376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1">
            <text:p>Combi Magnetron</text:p>
          </table:table-cell>
          <table:table-cell office:value-type="currency" office:value="115" table:style-name="ce7">
            <text:p><text:s/>€ 115,00<text:s/></text:p>
          </table:table-cell>
          <table:table-cell office:value-type="currency" office:value="164.28571428571431" table:formula="of:=[.C6]/(1-[Hulpmiddelen.$B$2])" table:style-name="ce8">
            <text:p><text:s/>€ 164,3<text:s/></text:p>
          </table:table-cell>
          <table:table-cell office:value-type="float" office:value="149.5" table:formula="of:=[.C6]*1.3" table:style-name="ce9">
            <text:p>149,5</text:p>
          </table:table-cell>
          <table:table-cell office:value-type="float" office:value="150" table:style-name="ce1">
            <text:p>150</text:p>
          </table:table-cell>
          <table:table-cell office:value-type="string" table:style-name="ce10">
            <text:p>huishoudelijke apparaten</text:p>
          </table:table-cell>
          <table:table-cell office:value-type="string" table:style-name="ce1">
            <text:p>SB<text:s/></text:p>
          </table:table-cell>
          <table:table-cell table:number-columns-repeated="16376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1">
            <text:p>Waterkoker</text:p>
          </table:table-cell>
          <table:table-cell office:value-type="currency" office:value="19" table:style-name="ce7">
            <text:p><text:s/>€ 19,00<text:s/></text:p>
          </table:table-cell>
          <table:table-cell office:value-type="currency" office:value="27.142857142857146" table:formula="of:=[.C7]/(1-[Hulpmiddelen.$B$2])" table:style-name="ce8">
            <text:p><text:s/>€ 27,1<text:s/></text:p>
          </table:table-cell>
          <table:table-cell office:value-type="float" office:value="24.7" table:formula="of:=[.C7]*1.3" table:style-name="ce9">
            <text:p>24,7</text:p>
          </table:table-cell>
          <table:table-cell office:value-type="float" office:value="25" table:style-name="ce1">
            <text:p>25</text:p>
          </table:table-cell>
          <table:table-cell office:value-type="string" table:style-name="ce10">
            <text:p>huishoudelijke apparaten</text:p>
          </table:table-cell>
          <table:table-cell office:value-type="string" table:style-name="ce1">
            <text:p>SB<text:s/></text:p>
          </table:table-cell>
          <table:table-cell table:number-columns-repeated="16376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1">
            <text:p>Tafel Koelkast</text:p>
          </table:table-cell>
          <table:table-cell office:value-type="currency" office:value="190" table:style-name="ce7">
            <text:p><text:s/>€ 190,00<text:s/></text:p>
          </table:table-cell>
          <table:table-cell office:value-type="currency" office:value="271.42857142857144" table:formula="of:=[.C8]/(1-[Hulpmiddelen.$B$2])" table:style-name="ce8">
            <text:p><text:s/>€ 271,4<text:s/></text:p>
          </table:table-cell>
          <table:table-cell office:value-type="float" office:value="247" table:formula="of:=[.C8]*1.3" table:style-name="ce9">
            <text:p>247</text:p>
          </table:table-cell>
          <table:table-cell office:value-type="float" office:value="250" table:style-name="ce1">
            <text:p>250</text:p>
          </table:table-cell>
          <table:table-cell office:value-type="string" table:style-name="ce10">
            <text:p>huishoudelijke apparaten</text:p>
          </table:table-cell>
          <table:table-cell office:value-type="string" table:style-name="ce1">
            <text:p>SB<text:s/></text:p>
          </table:table-cell>
          <table:table-cell table:number-columns-repeated="16376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1">
            <text:p>Box spring</text:p>
          </table:table-cell>
          <table:table-cell office:value-type="currency" office:value="78.75" table:formula="of:=75+3.75" table:style-name="ce7">
            <text:p><text:s/>€ 78,75<text:s/></text:p>
          </table:table-cell>
          <table:table-cell office:value-type="currency" office:value="112.50000000000001" table:formula="of:=[.C9]/(1-[Hulpmiddelen.$B$2])" table:style-name="ce8">
            <text:p><text:s/>€ 112,5<text:s/></text:p>
          </table:table-cell>
          <table:table-cell office:value-type="float" office:value="102.375" table:formula="of:=[.C9]*1.3" table:style-name="ce9">
            <text:p>102,375</text:p>
          </table:table-cell>
          <table:table-cell office:value-type="float" office:value="105" table:style-name="ce1">
            <text:p>105</text:p>
          </table:table-cell>
          <table:table-cell office:value-type="string" table:style-name="ce10">
            <text:p>Meubels</text:p>
          </table:table-cell>
          <table:table-cell office:value-type="string" table:style-name="ce10">
            <text:p>Matex</text:p>
          </table:table-cell>
          <table:table-cell table:number-columns-repeated="16376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1">
            <text:p>Matras</text:p>
          </table:table-cell>
          <table:table-cell office:value-type="currency" office:value="70.75" table:formula="of:=67+3.75" table:style-name="ce7">
            <text:p><text:s/>€ 70,75<text:s/></text:p>
          </table:table-cell>
          <table:table-cell office:value-type="currency" office:value="101.07142857142858" table:formula="of:=[.C10]/(1-[Hulpmiddelen.$B$2])" table:style-name="ce8">
            <text:p><text:s/>€ 101,1<text:s/></text:p>
          </table:table-cell>
          <table:table-cell office:value-type="float" office:value="91.975000000000009" table:formula="of:=[.C10]*1.3" table:style-name="ce9">
            <text:p>91,975</text:p>
          </table:table-cell>
          <table:table-cell office:value-type="float" office:value="95" table:style-name="ce1">
            <text:p>95</text:p>
          </table:table-cell>
          <table:table-cell office:value-type="string" table:style-name="ce10">
            <text:p>Meubels</text:p>
          </table:table-cell>
          <table:table-cell office:value-type="string" table:style-name="ce10">
            <text:p>Matex</text:p>
          </table:table-cell>
          <table:table-cell table:number-columns-repeated="16376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1">
            <text:p>KleidingKast 1P</text:p>
          </table:table-cell>
          <table:table-cell office:value-type="currency" office:value="48.76" table:style-name="ce7">
            <text:p><text:s/>€ 48,76<text:s/></text:p>
          </table:table-cell>
          <table:table-cell office:value-type="currency" office:value="69.657142857142858" table:formula="of:=[.C11]/(1-[Hulpmiddelen.$B$2])" table:style-name="ce8">
            <text:p><text:s/>€ 69,7<text:s/></text:p>
          </table:table-cell>
          <table:table-cell office:value-type="float" office:value="63.387999999999998" table:formula="of:=[.C11]*1.3" table:style-name="ce9">
            <text:p>63,388</text:p>
          </table:table-cell>
          <table:table-cell office:value-type="float" office:value="65" table:style-name="ce1">
            <text:p>65</text:p>
          </table:table-cell>
          <table:table-cell office:value-type="string" table:style-name="ce10">
            <text:p>Meubels</text:p>
          </table:table-cell>
          <table:table-cell office:value-type="string" table:style-name="ce1">
            <text:p>Ikea</text:p>
          </table:table-cell>
          <table:table-cell table:number-columns-repeated="16376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1">
            <text:p>Nachtkasje</text:p>
          </table:table-cell>
          <table:table-cell office:value-type="currency" office:value="37" table:style-name="ce7">
            <text:p><text:s/>€ 37,00<text:s/></text:p>
          </table:table-cell>
          <table:table-cell office:value-type="currency" office:value="52.857142857142861" table:formula="of:=[.C12]/(1-[Hulpmiddelen.$B$2])" table:style-name="ce8">
            <text:p><text:s/>€ 52,9<text:s/></text:p>
          </table:table-cell>
          <table:table-cell office:value-type="float" office:value="48.1" table:formula="of:=[.C12]*1.3" table:style-name="ce9">
            <text:p>48,1</text:p>
          </table:table-cell>
          <table:table-cell office:value-type="float" office:value="50" table:style-name="ce1">
            <text:p>50</text:p>
          </table:table-cell>
          <table:table-cell office:value-type="string" table:style-name="ce10">
            <text:p>Meubels</text:p>
          </table:table-cell>
          <table:table-cell office:value-type="string" table:style-name="ce1">
            <text:p>?</text:p>
          </table:table-cell>
          <table:table-cell table:number-columns-repeated="16376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1">
            <text:p>Eetkamertafel</text:p>
          </table:table-cell>
          <table:table-cell office:value-type="currency" office:value="41.31" table:style-name="ce7">
            <text:p><text:s/>€ 41,31<text:s/></text:p>
          </table:table-cell>
          <table:table-cell office:value-type="currency" office:value="59.01428571428572" table:formula="of:=[.C13]/(1-[Hulpmiddelen.$B$2])" table:style-name="ce8">
            <text:p><text:s/>€ 59,0<text:s/></text:p>
          </table:table-cell>
          <table:table-cell office:value-type="float" office:value="53.703000000000003" table:formula="of:=[.C13]*1.3" table:style-name="ce9">
            <text:p>53,703</text:p>
          </table:table-cell>
          <table:table-cell office:value-type="float" office:value="60" table:style-name="ce1">
            <text:p>60</text:p>
          </table:table-cell>
          <table:table-cell office:value-type="string" table:style-name="ce10">
            <text:p>Meubels</text:p>
          </table:table-cell>
          <table:table-cell office:value-type="string" table:style-name="ce1">
            <text:p>?</text:p>
          </table:table-cell>
          <table:table-cell table:number-columns-repeated="16376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1">
            <text:p>Eetkamerstoel</text:p>
          </table:table-cell>
          <table:table-cell office:value-type="currency" office:value="44.5" table:style-name="ce7">
            <text:p><text:s/>€ 44,50<text:s/></text:p>
          </table:table-cell>
          <table:table-cell office:value-type="currency" office:value="63.571428571428577" table:formula="of:=[.C14]/(1-[Hulpmiddelen.$B$2])" table:style-name="ce8">
            <text:p><text:s/>€ 63,6<text:s/></text:p>
          </table:table-cell>
          <table:table-cell office:value-type="float" office:value="57.85" table:formula="of:=[.C14]*1.3" table:style-name="ce9">
            <text:p>57,85</text:p>
          </table:table-cell>
          <table:table-cell office:value-type="float" office:value="60" table:style-name="ce1">
            <text:p>60</text:p>
          </table:table-cell>
          <table:table-cell office:value-type="string" table:style-name="ce10">
            <text:p>Meubels</text:p>
          </table:table-cell>
          <table:table-cell office:value-type="string" table:style-name="ce1">
            <text:p>?</text:p>
          </table:table-cell>
          <table:table-cell table:number-columns-repeated="16376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1">
            <text:p>TV meubel</text:p>
          </table:table-cell>
          <table:table-cell office:value-type="currency" office:value="62.75" table:style-name="ce7">
            <text:p><text:s/>€ 62,75<text:s/></text:p>
          </table:table-cell>
          <table:table-cell office:value-type="currency" office:value="89.642857142857153" table:formula="of:=[.C15]/(1-[Hulpmiddelen.$B$2])" table:style-name="ce8">
            <text:p><text:s/>€ 89,6<text:s/></text:p>
          </table:table-cell>
          <table:table-cell office:value-type="float" office:value="81.575000000000003" table:formula="of:=[.C15]*1.3" table:style-name="ce9">
            <text:p>81,575</text:p>
          </table:table-cell>
          <table:table-cell office:value-type="float" office:value="90" table:style-name="ce1">
            <text:p>90</text:p>
          </table:table-cell>
          <table:table-cell office:value-type="string" table:style-name="ce10">
            <text:p>Meubels</text:p>
          </table:table-cell>
          <table:table-cell office:value-type="string" table:style-name="ce1">
            <text:p>?</text:p>
          </table:table-cell>
          <table:table-cell table:number-columns-repeated="16376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string" table:style-name="ce1">
            <text:p>Salontafel</text:p>
          </table:table-cell>
          <table:table-cell office:value-type="currency" office:value="16.52" table:style-name="ce7">
            <text:p><text:s/>€ 16,52<text:s/></text:p>
          </table:table-cell>
          <table:table-cell office:value-type="currency" office:value="23.6" table:formula="of:=[.C16]/(1-[Hulpmiddelen.$B$2])" table:style-name="ce8">
            <text:p><text:s/>€ 23,6<text:s/></text:p>
          </table:table-cell>
          <table:table-cell office:value-type="float" office:value="21.475999999999999" table:formula="of:=[.C16]*1.3" table:style-name="ce9">
            <text:p>21,476</text:p>
          </table:table-cell>
          <table:table-cell office:value-type="float" office:value="25" table:style-name="ce1">
            <text:p>25</text:p>
          </table:table-cell>
          <table:table-cell office:value-type="string" table:style-name="ce10">
            <text:p>Meubels</text:p>
          </table:table-cell>
          <table:table-cell office:value-type="string" table:style-name="ce1">
            <text:p>Ikea</text:p>
          </table:table-cell>
          <table:table-cell table:number-columns-repeated="16376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1">
            <text:p>Bank</text:p>
          </table:table-cell>
          <table:table-cell office:value-type="currency" office:value="106" table:style-name="ce7">
            <text:p><text:s/>€ 106,00<text:s/></text:p>
          </table:table-cell>
          <table:table-cell office:value-type="currency" office:value="151.42857142857144" table:formula="of:=[.C17]/(1-[Hulpmiddelen.$B$2])" table:style-name="ce8">
            <text:p><text:s/>€ 151,4<text:s/></text:p>
          </table:table-cell>
          <table:table-cell office:value-type="float" office:value="137.80000000000001" table:formula="of:=[.C17]*1.3" table:style-name="ce9">
            <text:p>137,8</text:p>
          </table:table-cell>
          <table:table-cell office:value-type="float" office:value="140" table:style-name="ce1">
            <text:p>140</text:p>
          </table:table-cell>
          <table:table-cell office:value-type="string" table:style-name="ce10">
            <text:p>Meubels</text:p>
          </table:table-cell>
          <table:table-cell office:value-type="string" table:style-name="ce1">
            <text:p>OpenGuard</text:p>
          </table:table-cell>
          <table:table-cell table:number-columns-repeated="16376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string" table:style-name="ce1">
            <text:p>Fauteuil</text:p>
          </table:table-cell>
          <table:table-cell office:value-type="currency" office:value="65" table:style-name="ce7">
            <text:p><text:s/>€ 65,00<text:s/></text:p>
          </table:table-cell>
          <table:table-cell office:value-type="currency" office:value="92.857142857142861" table:formula="of:=[.C18]/(1-[Hulpmiddelen.$B$2])" table:style-name="ce8">
            <text:p><text:s/>€ 92,9<text:s/></text:p>
          </table:table-cell>
          <table:table-cell office:value-type="float" office:value="84.5" table:formula="of:=[.C18]*1.3" table:style-name="ce9">
            <text:p>84,5</text:p>
          </table:table-cell>
          <table:table-cell table:style-name="ce1"/>
          <table:table-cell office:value-type="string" table:style-name="ce10">
            <text:p>Meubels</text:p>
          </table:table-cell>
          <table:table-cell office:value-type="string" table:style-name="ce1">
            <text:p>?</text:p>
          </table:table-cell>
          <table:table-cell table:number-columns-repeated="16376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1">
            <text:p>Dekbedovertrek en kussensloop</text:p>
          </table:table-cell>
          <table:table-cell office:value-type="currency" office:value="9.08" table:style-name="ce7">
            <text:p><text:s/>€ 9,08<text:s/></text:p>
          </table:table-cell>
          <table:table-cell office:value-type="currency" office:value="12.971428571428572" table:formula="of:=[.C19]/(1-[Hulpmiddelen.$B$2])" table:style-name="ce8">
            <text:p><text:s/>€ 13,0<text:s/></text:p>
          </table:table-cell>
          <table:table-cell office:value-type="float" office:value="11.804" table:formula="of:=[.C19]*1.3" table:style-name="ce11">
            <office:annotation draw:style-name="a0" svg:x="5.35416666666667in" svg:y="2.69791666666667in" svg:width="0.375in" svg:height="0.71875in">
              <dc:creator/>
              <text:p>Comment:</text:p>
              <text:p><text:s text:c="4"/>Bedlinnen set</text:p>
              <text:p/>
            </office:annotation>
            <text:p>11,804</text:p>
          </table:table-cell>
          <table:table-cell office:value-type="float" office:value="12" table:style-name="ce1">
            <text:p>12</text:p>
          </table:table-cell>
          <table:table-cell office:value-type="string" table:style-name="ce10">
            <text:p>Slaapkamer</text:p>
          </table:table-cell>
          <table:table-cell office:value-type="string" table:style-name="ce1">
            <text:p>Ikea</text:p>
          </table:table-cell>
          <table:table-cell table:number-columns-repeated="16376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string" table:style-name="ce1">
            <text:p>Hoeslaken</text:p>
          </table:table-cell>
          <table:table-cell office:value-type="currency" office:value="5.78" table:style-name="ce7">
            <text:p><text:s/>€ 5,78<text:s/></text:p>
          </table:table-cell>
          <table:table-cell office:value-type="currency" office:value="8.257142857142858" table:formula="of:=[.C20]/(1-[Hulpmiddelen.$B$2])" table:style-name="ce8">
            <text:p><text:s/>€ 8,3<text:s/></text:p>
          </table:table-cell>
          <table:table-cell office:value-type="float" office:value="7.5140000000000002" table:formula="of:=[.C20]*1.3" table:style-name="ce11">
            <text:p>7,514</text:p>
          </table:table-cell>
          <table:table-cell office:value-type="float" office:value="8" table:style-name="ce1">
            <text:p>8</text:p>
          </table:table-cell>
          <table:table-cell office:value-type="string" table:style-name="ce10">
            <text:p>Slaapkamer</text:p>
          </table:table-cell>
          <table:table-cell office:value-type="string" table:style-name="ce1">
            <text:p>Ikea</text:p>
          </table:table-cell>
          <table:table-cell table:number-columns-repeated="16376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1">
            <text:p>Dekbed</text:p>
          </table:table-cell>
          <table:table-cell office:value-type="currency" office:value="10.74" table:style-name="ce7">
            <text:p><text:s/>€ 10,74<text:s/></text:p>
          </table:table-cell>
          <table:table-cell office:value-type="currency" office:value="15.342857142857143" table:formula="of:=[.C21]/(1-[Hulpmiddelen.$B$2])" table:style-name="ce8">
            <text:p><text:s/>€ 15,3<text:s/></text:p>
          </table:table-cell>
          <table:table-cell office:value-type="float" office:value="13.962000000000002" table:formula="of:=[.C21]*1.3" table:style-name="ce11">
            <text:p>13,962</text:p>
          </table:table-cell>
          <table:table-cell office:value-type="float" office:value="15" table:style-name="ce1">
            <text:p>15</text:p>
          </table:table-cell>
          <table:table-cell office:value-type="string" table:style-name="ce10">
            <text:p>Slaapkamer</text:p>
          </table:table-cell>
          <table:table-cell office:value-type="string" table:style-name="ce1">
            <text:p>Ikea</text:p>
          </table:table-cell>
          <table:table-cell table:number-columns-repeated="16376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string" table:style-name="ce1">
            <text:p>Kussen</text:p>
          </table:table-cell>
          <table:table-cell office:value-type="currency" office:value="5.78" table:style-name="ce7">
            <text:p><text:s/>€ 5,78<text:s/></text:p>
          </table:table-cell>
          <table:table-cell office:value-type="currency" office:value="8.257142857142858" table:formula="of:=[.C22]/(1-[Hulpmiddelen.$B$2])" table:style-name="ce8">
            <text:p><text:s/>€ 8,3<text:s/></text:p>
          </table:table-cell>
          <table:table-cell office:value-type="float" office:value="7.5140000000000002" table:formula="of:=[.C22]*1.3" table:style-name="ce11">
            <text:p>7,514</text:p>
          </table:table-cell>
          <table:table-cell office:value-type="float" office:value="8" table:style-name="ce1">
            <text:p>8</text:p>
          </table:table-cell>
          <table:table-cell office:value-type="string" table:style-name="ce10">
            <text:p>Slaapkamer</text:p>
          </table:table-cell>
          <table:table-cell office:value-type="string" table:style-name="ce1">
            <text:p>Ikea</text:p>
          </table:table-cell>
          <table:table-cell table:number-columns-repeated="16376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1">
            <text:p>Kleerhanger 10st</text:p>
          </table:table-cell>
          <table:table-cell office:value-type="currency" office:value="1.64" table:style-name="ce7">
            <text:p><text:s/>€ 1,64<text:s/></text:p>
          </table:table-cell>
          <table:table-cell office:value-type="currency" office:value="2.342857142857143" table:formula="of:=[.C23]/(1-[Hulpmiddelen.$B$2])" table:style-name="ce8">
            <text:p><text:s/>€ 2,3<text:s/></text:p>
          </table:table-cell>
          <table:table-cell office:value-type="float" office:value="2.1320000000000001" table:formula="of:=[.C23]*1.3" table:style-name="ce9">
            <text:p>2,132</text:p>
          </table:table-cell>
          <table:table-cell office:value-type="float" office:value="3" table:style-name="ce1">
            <text:p>3</text:p>
          </table:table-cell>
          <table:table-cell office:value-type="string" table:style-name="ce10">
            <text:p>Slaapkamer</text:p>
          </table:table-cell>
          <table:table-cell office:value-type="string" table:style-name="ce1">
            <text:p>Ikea</text:p>
          </table:table-cell>
          <table:table-cell table:number-columns-repeated="16376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string" table:style-name="ce1">
            <text:p>Stekkerdoos 2st</text:p>
          </table:table-cell>
          <table:table-cell office:value-type="currency" office:value="4.95" table:style-name="ce7">
            <text:p><text:s/>€ 4,95<text:s/></text:p>
          </table:table-cell>
          <table:table-cell office:value-type="currency" office:value="7.0714285714285721" table:formula="of:=[.C24]/(1-[Hulpmiddelen.$B$2])" table:style-name="ce8">
            <text:p><text:s/>€ 7,1<text:s/></text:p>
          </table:table-cell>
          <table:table-cell office:value-type="float" office:value="6.4350000000000005" table:formula="of:=[.C24]*1.3" table:style-name="ce9">
            <text:p>6,435</text:p>
          </table:table-cell>
          <table:table-cell office:value-type="float" office:value="7" table:style-name="ce1">
            <text:p>7</text:p>
          </table:table-cell>
          <table:table-cell office:value-type="string" table:style-name="ce10">
            <text:p>Slaapkamer</text:p>
          </table:table-cell>
          <table:table-cell office:value-type="string" table:style-name="ce1">
            <text:p>Ikea</text:p>
          </table:table-cell>
          <table:table-cell table:number-columns-repeated="16376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1">
            <text:p>Staand droogrek</text:p>
          </table:table-cell>
          <table:table-cell office:value-type="currency" office:value="5.36" table:style-name="ce7">
            <text:p><text:s/>€ 5,36<text:s/></text:p>
          </table:table-cell>
          <table:table-cell office:value-type="currency" office:value="7.6571428571428584" table:formula="of:=[.C25]/(1-[Hulpmiddelen.$B$2])" table:style-name="ce8">
            <text:p><text:s/>€ 7,7<text:s/></text:p>
          </table:table-cell>
          <table:table-cell office:value-type="float" office:value="6.9680000000000009" table:formula="of:=[.C25]*1.3" table:style-name="ce9">
            <text:p>6,968</text:p>
          </table:table-cell>
          <table:table-cell office:value-type="float" office:value="8" table:style-name="ce1">
            <text:p>8</text:p>
          </table:table-cell>
          <table:table-cell office:value-type="string" table:style-name="ce10">
            <text:p>Slaapkamer</text:p>
          </table:table-cell>
          <table:table-cell office:value-type="string" table:style-name="ce1">
            <text:p>Ikea</text:p>
          </table:table-cell>
          <table:table-cell table:number-columns-repeated="16376"/>
        </table:table-row>
        <table:table-row table:style-name="ro1">
          <table:table-cell office:value-type="float" office:value="25" table:style-name="ce12">
            <text:p>25</text:p>
          </table:table-cell>
          <table:table-cell office:value-type="string" table:style-name="ce13">
            <text:p>Pannenset 3st</text:p>
          </table:table-cell>
          <table:table-cell office:value-type="currency" office:value="9.91" table:style-name="ce14">
            <text:p><text:s/>€ 9,91<text:s/></text:p>
          </table:table-cell>
          <table:table-cell office:value-type="currency" office:value="14.157142857142858" table:formula="of:=[.C26]/(1-[Hulpmiddelen.$B$2])" table:style-name="ce8">
            <text:p><text:s/>€ 14,2<text:s/></text:p>
          </table:table-cell>
          <table:table-cell office:value-type="float" office:value="12.883000000000001" table:formula="of:=[.C26]*1.3" table:style-name="ce15">
            <text:p>12,883</text:p>
          </table:table-cell>
          <table:table-cell table:style-name="ce1"/>
          <table:table-cell office:value-type="string" table:style-name="ce10">
            <text:p>Keukenset<text:s/></text:p>
          </table:table-cell>
          <table:table-cell office:value-type="string" table:style-name="ce1">
            <text:p>Ikea</text:p>
          </table:table-cell>
          <table:table-cell table:number-columns-repeated="16376"/>
        </table:table-row>
        <table:table-row table:style-name="ro1">
          <table:table-cell office:value-type="float" office:value="26" table:style-name="ce16">
            <text:p>26</text:p>
          </table:table-cell>
          <table:table-cell office:value-type="string" table:style-name="ce17">
            <text:p>Koekenpan 2st</text:p>
          </table:table-cell>
          <table:table-cell office:value-type="currency" office:value="12.39" table:style-name="ce18">
            <text:p><text:s/>€ 12,39<text:s/></text:p>
          </table:table-cell>
          <table:table-cell office:value-type="currency" office:value="17.700000000000003" table:formula="of:=[.C27]/(1-[Hulpmiddelen.$B$2])" table:style-name="ce8">
            <text:p><text:s/>€ 17,7<text:s/></text:p>
          </table:table-cell>
          <table:table-cell office:value-type="float" office:value="16.107000000000003" table:formula="of:=[.C27]*1.3" table:style-name="ce19">
            <text:p>16,107</text:p>
          </table:table-cell>
          <table:table-cell table:style-name="ce1"/>
          <table:table-cell office:value-type="string" table:style-name="ce10">
            <text:p>Keukenset<text:s/></text:p>
          </table:table-cell>
          <table:table-cell office:value-type="string" table:style-name="ce1">
            <text:p>Ikea</text:p>
          </table:table-cell>
          <table:table-cell table:number-columns-repeated="16376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string" table:style-name="ce1">
            <text:p>Onderzetter set</text:p>
          </table:table-cell>
          <table:table-cell office:value-type="currency" office:value="1.64" table:style-name="ce14">
            <text:p><text:s/>€ 1,64<text:s/></text:p>
          </table:table-cell>
          <table:table-cell office:value-type="currency" office:value="2.342857142857143" table:formula="of:=[.C28]/(1-[Hulpmiddelen.$B$2])" table:style-name="ce8">
            <text:p><text:s/>€ 2,3<text:s/></text:p>
          </table:table-cell>
          <table:table-cell office:value-type="float" office:value="2.1320000000000001" table:formula="of:=[.C28]*1.3" table:style-name="ce9">
            <text:p>2,132</text:p>
          </table:table-cell>
          <table:table-cell table:style-name="ce1"/>
          <table:table-cell office:value-type="string" table:style-name="ce10">
            <text:p>Keukenset<text:s/></text:p>
          </table:table-cell>
          <table:table-cell office:value-type="string" table:style-name="ce1">
            <text:p>Ikea</text:p>
          </table:table-cell>
          <table:table-cell table:number-columns-repeated="16376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style-name="ce1">
            <text:p>Snijplank 2st</text:p>
          </table:table-cell>
          <table:table-cell office:value-type="currency" office:value="0.82" table:style-name="ce14">
            <text:p><text:s/>€ 0,82<text:s/></text:p>
          </table:table-cell>
          <table:table-cell office:value-type="currency" office:value="1.1714285714285715" table:formula="of:=[.C29]/(1-[Hulpmiddelen.$B$2])" table:style-name="ce8">
            <text:p><text:s/>€ 1,2<text:s/></text:p>
          </table:table-cell>
          <table:table-cell office:value-type="float" office:value="1.0660000000000001" table:formula="of:=[.C29]*1.3" table:style-name="ce9">
            <text:p>1,066</text:p>
          </table:table-cell>
          <table:table-cell table:style-name="ce1"/>
          <table:table-cell office:value-type="string" table:style-name="ce10">
            <text:p>Keukenset<text:s/></text:p>
          </table:table-cell>
          <table:table-cell office:value-type="string" table:style-name="ce1">
            <text:p>Ikea</text:p>
          </table:table-cell>
          <table:table-cell table:number-columns-repeated="16376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string" table:style-name="ce1">
            <text:p>Messenset 3st</text:p>
          </table:table-cell>
          <table:table-cell office:value-type="currency" office:value="4.95" table:style-name="ce14">
            <text:p><text:s/>€ 4,95<text:s/></text:p>
          </table:table-cell>
          <table:table-cell office:value-type="currency" office:value="7.0714285714285721" table:formula="of:=[.C30]/(1-[Hulpmiddelen.$B$2])" table:style-name="ce8">
            <text:p><text:s/>€ 7,1<text:s/></text:p>
          </table:table-cell>
          <table:table-cell office:value-type="float" office:value="6.4350000000000005" table:formula="of:=[.C30]*1.3" table:style-name="ce9">
            <text:p>6,435</text:p>
          </table:table-cell>
          <table:table-cell table:style-name="ce1"/>
          <table:table-cell office:value-type="string" table:style-name="ce10">
            <text:p>Keukenset<text:s/></text:p>
          </table:table-cell>
          <table:table-cell office:value-type="string" table:style-name="ce1">
            <text:p>Ikea</text:p>
          </table:table-cell>
          <table:table-cell table:number-columns-repeated="16376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style-name="ce1">
            <text:p>Vergiet</text:p>
          </table:table-cell>
          <table:table-cell office:value-type="currency" office:value="1.23" table:style-name="ce14">
            <text:p><text:s/>€ 1,23<text:s/></text:p>
          </table:table-cell>
          <table:table-cell office:value-type="currency" office:value="1.7571428571428573" table:formula="of:=[.C31]/(1-[Hulpmiddelen.$B$2])" table:style-name="ce8">
            <text:p><text:s/>€ 1,8<text:s/></text:p>
          </table:table-cell>
          <table:table-cell office:value-type="float" office:value="1.599" table:formula="of:=[.C31]*1.3" table:style-name="ce9">
            <text:p>1,599</text:p>
          </table:table-cell>
          <table:table-cell table:style-name="ce1"/>
          <table:table-cell office:value-type="string" table:style-name="ce10">
            <text:p>Keukenset<text:s/></text:p>
          </table:table-cell>
          <table:table-cell office:value-type="string" table:style-name="ce1">
            <text:p>Ikea</text:p>
          </table:table-cell>
          <table:table-cell table:number-columns-repeated="16376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string" table:style-name="ce1">
            <text:p>Keukengerei 3st</text:p>
          </table:table-cell>
          <table:table-cell office:value-type="currency" office:value="1.64" table:style-name="ce14">
            <text:p><text:s/>€ 1,64<text:s/></text:p>
          </table:table-cell>
          <table:table-cell office:value-type="currency" office:value="2.342857142857143" table:formula="of:=[.C32]/(1-[Hulpmiddelen.$B$2])" table:style-name="ce8">
            <text:p><text:s/>€ 2,3<text:s/></text:p>
          </table:table-cell>
          <table:table-cell office:value-type="float" office:value="2.1320000000000001" table:formula="of:=[.C32]*1.3" table:style-name="ce9">
            <text:p>2,132</text:p>
          </table:table-cell>
          <table:table-cell table:style-name="ce1"/>
          <table:table-cell office:value-type="string" table:style-name="ce10">
            <text:p>Keukenset<text:s/></text:p>
          </table:table-cell>
          <table:table-cell office:value-type="string" table:style-name="ce1">
            <text:p>Ikea</text:p>
          </table:table-cell>
          <table:table-cell table:number-columns-repeated="16376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string" table:style-name="ce1">
            <text:p>Oven-/serveerschaal</text:p>
          </table:table-cell>
          <table:table-cell office:value-type="currency" office:value="5.78" table:style-name="ce14">
            <text:p><text:s/>€ 5,78<text:s/></text:p>
          </table:table-cell>
          <table:table-cell office:value-type="currency" office:value="8.257142857142858" table:formula="of:=[.C33]/(1-[Hulpmiddelen.$B$2])" table:style-name="ce8">
            <text:p><text:s/>€ 8,3<text:s/></text:p>
          </table:table-cell>
          <table:table-cell office:value-type="float" office:value="7.5140000000000002" table:formula="of:=[.C33]*1.3" table:style-name="ce9">
            <text:p>7,514</text:p>
          </table:table-cell>
          <table:table-cell table:style-name="ce1"/>
          <table:table-cell office:value-type="string" table:style-name="ce10">
            <text:p>Keukenset<text:s/></text:p>
          </table:table-cell>
          <table:table-cell office:value-type="string" table:style-name="ce1">
            <text:p>Ikea</text:p>
          </table:table-cell>
          <table:table-cell table:number-columns-repeated="16376" table:style-name="ce1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string" table:style-name="ce1">
            <text:p>Kleine stoffer en blik</text:p>
          </table:table-cell>
          <table:table-cell office:value-type="currency" office:value="1.89" table:style-name="ce14">
            <text:p><text:s/>€ 1,89<text:s/></text:p>
          </table:table-cell>
          <table:table-cell office:value-type="currency" office:value="2.7" table:formula="of:=[.C34]/(1-[Hulpmiddelen.$B$2])" table:style-name="ce8">
            <text:p><text:s/>€ 2,7<text:s/></text:p>
          </table:table-cell>
          <table:table-cell office:value-type="float" office:value="2.4569999999999999" table:formula="of:=[.C34]*1.3" table:style-name="ce9">
            <text:p>2,457</text:p>
          </table:table-cell>
          <table:table-cell table:style-name="ce1"/>
          <table:table-cell office:value-type="string" table:style-name="ce10">
            <text:p>Keukenset<text:s/></text:p>
          </table:table-cell>
          <table:table-cell office:value-type="string" table:style-name="ce1">
            <text:p>Ikea</text:p>
          </table:table-cell>
          <table:table-cell table:number-columns-repeated="16376" table:style-name="ce1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string" table:style-name="ce1">
            <text:p>Afwasborstel</text:p>
          </table:table-cell>
          <table:table-cell office:value-type="currency" office:value="0.82" table:style-name="ce14">
            <text:p><text:s/>€ 0,82<text:s/></text:p>
          </table:table-cell>
          <table:table-cell office:value-type="currency" office:value="1.1714285714285715" table:formula="of:=[.C35]/(1-[Hulpmiddelen.$B$2])" table:style-name="ce8">
            <text:p><text:s/>€ 1,2<text:s/></text:p>
          </table:table-cell>
          <table:table-cell office:value-type="float" office:value="1.0660000000000001" table:formula="of:=[.C35]*1.3" table:style-name="ce9">
            <text:p>1,066</text:p>
          </table:table-cell>
          <table:table-cell table:style-name="ce1"/>
          <table:table-cell office:value-type="string" table:style-name="ce10">
            <text:p>Keukenset<text:s/></text:p>
          </table:table-cell>
          <table:table-cell office:value-type="string" table:style-name="ce1">
            <text:p>Ikea</text:p>
          </table:table-cell>
          <table:table-cell table:number-columns-repeated="16376" table:style-name="ce1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string" table:style-name="ce1">
            <text:p>Afdruipmat</text:p>
          </table:table-cell>
          <table:table-cell office:value-type="currency" office:value="2.06" table:style-name="ce14">
            <text:p><text:s/>€ 2,06<text:s/></text:p>
          </table:table-cell>
          <table:table-cell office:value-type="currency" office:value="2.9428571428571431" table:formula="of:=[.C36]/(1-[Hulpmiddelen.$B$2])" table:style-name="ce8">
            <text:p><text:s/>€ 2,9<text:s/></text:p>
          </table:table-cell>
          <table:table-cell office:value-type="float" office:value="2.6780000000000004" table:formula="of:=[.C36]*1.3" table:style-name="ce9">
            <text:p>2,678</text:p>
          </table:table-cell>
          <table:table-cell table:style-name="ce1"/>
          <table:table-cell office:value-type="string" table:style-name="ce10">
            <text:p>Keukenset<text:s/></text:p>
          </table:table-cell>
          <table:table-cell office:value-type="string" table:style-name="ce1">
            <text:p>Ikea</text:p>
          </table:table-cell>
          <table:table-cell table:number-columns-repeated="16376" table:style-name="ce1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string" table:style-name="ce1">
            <text:p>Theedoek 4st</text:p>
          </table:table-cell>
          <table:table-cell office:value-type="currency" office:value="2.4700000000000002" table:style-name="ce14">
            <text:p><text:s/>€ 2,47<text:s/></text:p>
          </table:table-cell>
          <table:table-cell office:value-type="currency" office:value="3.5285714285714289" table:formula="of:=[.C37]/(1-[Hulpmiddelen.$B$2])" table:style-name="ce8">
            <text:p><text:s/>€ 3,5<text:s/></text:p>
          </table:table-cell>
          <table:table-cell office:value-type="float" office:value="3.2110000000000003" table:formula="of:=[.C37]*1.3" table:style-name="ce9">
            <text:p>3,211</text:p>
          </table:table-cell>
          <table:table-cell table:style-name="ce1"/>
          <table:table-cell office:value-type="string" table:style-name="ce10">
            <text:p>Keukenset<text:s/></text:p>
          </table:table-cell>
          <table:table-cell office:value-type="string" table:style-name="ce1">
            <text:p>Ikea</text:p>
          </table:table-cell>
          <table:table-cell table:number-columns-repeated="16376" table:style-name="ce1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string" table:style-name="ce1">
            <text:p>Glas 45 cl set 6 st</text:p>
          </table:table-cell>
          <table:table-cell office:value-type="currency" office:value="4.95" table:style-name="ce14">
            <text:p><text:s/>€ 4,95<text:s/></text:p>
          </table:table-cell>
          <table:table-cell office:value-type="currency" office:value="7.0714285714285721" table:formula="of:=[.C38]/(1-[Hulpmiddelen.$B$2])" table:style-name="ce8">
            <text:p><text:s/>€ 7,1<text:s/></text:p>
          </table:table-cell>
          <table:table-cell office:value-type="float" office:value="6.4350000000000005" table:formula="of:=[.C38]*1.3" table:style-name="ce9">
            <text:p>6,435</text:p>
          </table:table-cell>
          <table:table-cell table:style-name="ce1"/>
          <table:table-cell office:value-type="string" table:style-name="ce10">
            <text:p>Keukenset<text:s/></text:p>
          </table:table-cell>
          <table:table-cell office:value-type="string" table:style-name="ce1">
            <text:p>Ikea</text:p>
          </table:table-cell>
          <table:table-cell table:style-name="ce1"/>
          <table:table-cell table:style-name="ce13"/>
          <table:table-cell table:number-columns-repeated="16374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1">
            <text:p>Beker 1st</text:p>
          </table:table-cell>
          <table:table-cell office:value-type="currency" office:value="1.64" table:style-name="ce14">
            <text:p><text:s/>€ 1,64<text:s/></text:p>
          </table:table-cell>
          <table:table-cell office:value-type="currency" office:value="2.342857142857143" table:formula="of:=[.C39]/(1-[Hulpmiddelen.$B$2])" table:style-name="ce8">
            <text:p><text:s/>€ 2,3<text:s/></text:p>
          </table:table-cell>
          <table:table-cell office:value-type="float" office:value="2.1320000000000001" table:formula="of:=[.C39]*1.3" table:style-name="ce9">
            <text:p>2,132</text:p>
          </table:table-cell>
          <table:table-cell table:style-name="ce1"/>
          <table:table-cell office:value-type="string" table:style-name="ce10">
            <text:p>Keukenset<text:s/></text:p>
          </table:table-cell>
          <table:table-cell office:value-type="string" table:style-name="ce1">
            <text:p>Ikea</text:p>
          </table:table-cell>
          <table:table-cell table:style-name="ce1"/>
          <table:table-cell table:style-name="ce13"/>
          <table:table-cell table:number-columns-repeated="16374"/>
        </table:table-row>
        <table:table-row table:style-name="ro1">
          <table:table-cell office:value-type="float" office:value="39" table:style-name="ce6">
            <text:p>39</text:p>
          </table:table-cell>
          <table:table-cell office:value-type="string" table:style-name="ce1">
            <text:p>Bestekbak</text:p>
          </table:table-cell>
          <table:table-cell office:value-type="currency" office:value="0.62" table:style-name="ce14">
            <text:p><text:s/>€ 0,62<text:s/></text:p>
          </table:table-cell>
          <table:table-cell office:value-type="currency" office:value="0.88571428571428579" table:formula="of:=[.C40]/(1-[Hulpmiddelen.$B$2])" table:style-name="ce8">
            <text:p><text:s/>€ 0,9<text:s/></text:p>
          </table:table-cell>
          <table:table-cell office:value-type="float" office:value="0.80600000000000005" table:formula="of:=[.C40]*1.3" table:style-name="ce9">
            <text:p>0,806</text:p>
          </table:table-cell>
          <table:table-cell table:style-name="ce1"/>
          <table:table-cell office:value-type="string" table:style-name="ce10">
            <text:p>Keukenset<text:s/></text:p>
          </table:table-cell>
          <table:table-cell office:value-type="string" table:style-name="ce1">
            <text:p>Ikea</text:p>
          </table:table-cell>
          <table:table-cell table:style-name="ce1"/>
          <table:table-cell table:style-name="ce13"/>
          <table:table-cell table:number-columns-repeated="16374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string" table:style-name="ce1">
            <text:p>Bestek 4p</text:p>
          </table:table-cell>
          <table:table-cell office:value-type="currency" office:value="3.71" table:style-name="ce14">
            <text:p><text:s/>€ 3,71<text:s/></text:p>
          </table:table-cell>
          <table:table-cell office:value-type="currency" office:value="5.3000000000000007" table:formula="of:=[.C41]/(1-[Hulpmiddelen.$B$2])" table:style-name="ce8">
            <text:p><text:s/>€ 5,3<text:s/></text:p>
          </table:table-cell>
          <table:table-cell office:value-type="float" office:value="4.8230000000000004" table:formula="of:=[.C41]*1.3" table:style-name="ce9">
            <text:p>4,823</text:p>
          </table:table-cell>
          <table:table-cell table:style-name="ce1"/>
          <table:table-cell office:value-type="string" table:style-name="ce10">
            <text:p>Keukenset<text:s/></text:p>
          </table:table-cell>
          <table:table-cell office:value-type="string" table:style-name="ce1">
            <text:p>Ikea</text:p>
          </table:table-cell>
          <table:table-cell table:style-name="ce1"/>
          <table:table-cell table:style-name="ce13"/>
          <table:table-cell table:number-columns-repeated="16374"/>
        </table:table-row>
        <table:table-row table:style-name="ro1">
          <table:table-cell office:value-type="float" office:value="41" table:style-name="ce16">
            <text:p>41</text:p>
          </table:table-cell>
          <table:table-cell office:value-type="string" table:style-name="ce17">
            <text:p>Servies 4 pers</text:p>
          </table:table-cell>
          <table:table-cell office:value-type="currency" office:value="12.39" table:style-name="ce18">
            <text:p><text:s/>€ 12,39<text:s/></text:p>
          </table:table-cell>
          <table:table-cell office:value-type="currency" office:value="17.700000000000003" table:formula="of:=[.C42]/(1-[Hulpmiddelen.$B$2])" table:style-name="ce8">
            <text:p><text:s/>€ 17,7<text:s/></text:p>
          </table:table-cell>
          <table:table-cell office:value-type="float" office:value="16.107000000000003" table:formula="of:=[.C42]*1.3" table:style-name="ce19">
            <text:p>16,107</text:p>
          </table:table-cell>
          <table:table-cell table:style-name="ce1"/>
          <table:table-cell office:value-type="string" table:style-name="ce10">
            <text:p>Keukenset<text:s/></text:p>
          </table:table-cell>
          <table:table-cell office:value-type="string" table:style-name="ce1">
            <text:p>Ikea</text:p>
          </table:table-cell>
          <table:table-cell table:style-name="ce1"/>
          <table:table-cell table:style-name="ce13"/>
          <table:table-cell table:number-columns-repeated="16374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string" table:style-name="ce1">
            <text:p>Toiletborstel</text:p>
          </table:table-cell>
          <table:table-cell office:value-type="currency" office:value="0.64" table:style-name="ce14">
            <text:p><text:s/>€ 0,64<text:s/></text:p>
          </table:table-cell>
          <table:table-cell office:value-type="currency" office:value="0.91428571428571437" table:formula="of:=[.C43]/(1-[Hulpmiddelen.$B$2])" table:style-name="ce8">
            <text:p><text:s/>€ 0,9<text:s/></text:p>
          </table:table-cell>
          <table:table-cell office:value-type="float" office:value="0.83200000000000007" table:formula="of:=[.C43]*1.3" table:style-name="ce9">
            <text:p>0,832</text:p>
          </table:table-cell>
          <table:table-cell table:style-name="ce1"/>
          <table:table-cell office:value-type="string" table:style-name="ce10">
            <text:p>Anderen + SNF</text:p>
          </table:table-cell>
          <table:table-cell office:value-type="string" table:style-name="ce1">
            <text:p>Ikea</text:p>
          </table:table-cell>
          <table:table-cell table:style-name="ce1"/>
          <table:table-cell table:style-name="ce13"/>
          <table:table-cell table:number-columns-repeated="16374"/>
        </table:table-row>
        <table:table-row table:style-name="ro1">
          <table:table-cell office:value-type="float" office:value="43" table:style-name="ce6">
            <text:p>43</text:p>
          </table:table-cell>
          <table:table-cell office:value-type="string" table:style-name="ce1">
            <text:p>DoucheGordijn</text:p>
          </table:table-cell>
          <table:table-cell office:value-type="currency" office:value="3.3" table:style-name="ce14">
            <text:p><text:s/>€ 3,30<text:s/></text:p>
          </table:table-cell>
          <table:table-cell office:value-type="currency" office:value="4.7142857142857144" table:formula="of:=[.C44]/(1-[Hulpmiddelen.$B$2])" table:style-name="ce8">
            <text:p><text:s/>€ 4,7<text:s/></text:p>
          </table:table-cell>
          <table:table-cell office:value-type="float" office:value="4.29" table:formula="of:=[.C44]*1.3" table:style-name="ce9">
            <text:p>4,29</text:p>
          </table:table-cell>
          <table:table-cell table:style-name="ce1"/>
          <table:table-cell office:value-type="string" table:style-name="ce10">
            <text:p>Anderen + SNF</text:p>
          </table:table-cell>
          <table:table-cell office:value-type="string" table:style-name="ce1">
            <text:p>Ikea</text:p>
          </table:table-cell>
          <table:table-cell table:style-name="ce1"/>
          <table:table-cell table:style-name="ce13"/>
          <table:table-cell table:number-columns-repeated="16374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string" table:style-name="ce1">
            <text:p>DoucheGordijn Stang</text:p>
          </table:table-cell>
          <table:table-cell office:value-type="currency" office:value="4.12" table:style-name="ce14">
            <text:p><text:s/>€ 4,12<text:s/></text:p>
          </table:table-cell>
          <table:table-cell office:value-type="currency" office:value="5.8857142857142861" table:formula="of:=[.C45]/(1-[Hulpmiddelen.$B$2])" table:style-name="ce8">
            <text:p><text:s/>€ 5,9<text:s/></text:p>
          </table:table-cell>
          <table:table-cell office:value-type="float" office:value="5.3560000000000008" table:formula="of:=[.C45]*1.3" table:style-name="ce9">
            <text:p>5,356</text:p>
          </table:table-cell>
          <table:table-cell table:style-name="ce1"/>
          <table:table-cell office:value-type="string" table:style-name="ce10">
            <text:p>Anderen + SNF</text:p>
          </table:table-cell>
          <table:table-cell office:value-type="string" table:style-name="ce1">
            <text:p>Ikea</text:p>
          </table:table-cell>
          <table:table-cell table:number-columns-repeated="16376" table:style-name="ce1"/>
        </table:table-row>
        <table:table-row table:style-name="ro1">
          <table:table-cell office:value-type="float" office:value="45" table:style-name="ce6">
            <text:p>45</text:p>
          </table:table-cell>
          <table:table-cell office:value-type="string" table:style-name="ce1">
            <text:p>Afvalemmer</text:p>
          </table:table-cell>
          <table:table-cell office:value-type="currency" office:value="7.4" table:style-name="ce14">
            <text:p><text:s/>€ 7,40<text:s/></text:p>
          </table:table-cell>
          <table:table-cell office:value-type="currency" office:value="10.571428571428573" table:formula="of:=[.C46]/(1-[Hulpmiddelen.$B$2])" table:style-name="ce8">
            <text:p><text:s/>€ 10,6<text:s/></text:p>
          </table:table-cell>
          <table:table-cell office:value-type="float" office:value="9.620000000000001" table:formula="of:=[.C46]*1.3" table:style-name="ce9">
            <text:p>9,62</text:p>
          </table:table-cell>
          <table:table-cell table:style-name="ce1"/>
          <table:table-cell office:value-type="string" table:style-name="ce10">
            <text:p>Anderen + SNF</text:p>
          </table:table-cell>
          <table:table-cell office:value-type="string" table:style-name="ce1">
            <text:p>Action</text:p>
          </table:table-cell>
          <table:table-cell table:number-columns-repeated="16376" table:style-name="ce1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string" table:style-name="ce1">
            <text:p>Mopset</text:p>
          </table:table-cell>
          <table:table-cell office:value-type="currency" office:value="8.26" table:style-name="ce14">
            <text:p><text:s/>€ 8,26<text:s/></text:p>
          </table:table-cell>
          <table:table-cell office:value-type="currency" office:value="11.8" table:formula="of:=[.C47]/(1-[Hulpmiddelen.$B$2])" table:style-name="ce8">
            <text:p><text:s/>€ 11,8<text:s/></text:p>
          </table:table-cell>
          <table:table-cell office:value-type="float" office:value="10.738" table:formula="of:=[.C47]*1.3" table:style-name="ce9">
            <text:p>10,738</text:p>
          </table:table-cell>
          <table:table-cell table:style-name="ce1"/>
          <table:table-cell office:value-type="string" table:style-name="ce10">
            <text:p>Anderen + SNF</text:p>
          </table:table-cell>
          <table:table-cell office:value-type="string" table:style-name="ce1">
            <text:p>Action</text:p>
          </table:table-cell>
          <table:table-cell table:number-columns-repeated="16376" table:style-name="ce1"/>
        </table:table-row>
        <table:table-row table:style-name="ro1">
          <table:table-cell office:value-type="float" office:value="47" table:style-name="ce6">
            <text:p>47</text:p>
          </table:table-cell>
          <table:table-cell office:value-type="string" table:style-name="ce1">
            <text:p>Vervangingsmop</text:p>
          </table:table-cell>
          <table:table-cell office:value-type="currency" office:value="2.4700000000000002" table:style-name="ce14">
            <text:p><text:s/>€ 2,47<text:s/></text:p>
          </table:table-cell>
          <table:table-cell office:value-type="currency" office:value="3.5285714285714289" table:formula="of:=[.C48]/(1-[Hulpmiddelen.$B$2])" table:style-name="ce8">
            <text:p><text:s/>€ 3,5<text:s/></text:p>
          </table:table-cell>
          <table:table-cell office:value-type="float" office:value="3.2110000000000003" table:formula="of:=[.C48]*1.3" table:style-name="ce9">
            <text:p>3,211</text:p>
          </table:table-cell>
          <table:table-cell table:style-name="ce1"/>
          <table:table-cell office:value-type="string" table:style-name="ce10">
            <text:p>Anderen + SNF</text:p>
          </table:table-cell>
          <table:table-cell office:value-type="string" table:style-name="ce1">
            <text:p>Action</text:p>
          </table:table-cell>
          <table:table-cell table:number-columns-repeated="16376" table:style-name="ce1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string" table:style-name="ce1">
            <text:p>Keylocker</text:p>
          </table:table-cell>
          <table:table-cell office:value-type="currency" office:value="29.03" table:style-name="ce14">
            <text:p><text:s/>€ 29,03<text:s/></text:p>
          </table:table-cell>
          <table:table-cell office:value-type="currency" office:value="41.471428571428575" table:formula="of:=[.C49]/(1-[Hulpmiddelen.$B$2])" table:style-name="ce8">
            <text:p><text:s/>€ 41,5<text:s/></text:p>
          </table:table-cell>
          <table:table-cell office:value-type="float" office:value="37.739000000000004" table:formula="of:=[.C49]*1.3" table:style-name="ce9">
            <text:p>37,739</text:p>
          </table:table-cell>
          <table:table-cell table:style-name="ce1"/>
          <table:table-cell office:value-type="string" table:style-name="ce10">
            <text:p>Anderen + SNF</text:p>
          </table:table-cell>
          <table:table-cell table:number-columns-repeated="16377" table:style-name="ce1"/>
        </table:table-row>
        <table:table-row table:style-name="ro1">
          <table:table-cell office:value-type="float" office:value="49" table:style-name="ce6">
            <text:p>49</text:p>
          </table:table-cell>
          <table:table-cell office:value-type="string" table:style-name="ce1">
            <text:p>Brandblusser</text:p>
          </table:table-cell>
          <table:table-cell office:value-type="currency" office:value="70" table:style-name="ce14">
            <text:p><text:s/>€ 70,00<text:s/></text:p>
          </table:table-cell>
          <table:table-cell office:value-type="currency" office:value="100" table:formula="of:=[.C50]/(1-[Hulpmiddelen.$B$2])" table:style-name="ce8">
            <text:p><text:s/>€ 100,0<text:s/></text:p>
          </table:table-cell>
          <table:table-cell office:value-type="float" office:value="91" table:formula="of:=[.C50]*1.3" table:style-name="ce9">
            <text:p>91</text:p>
          </table:table-cell>
          <table:table-cell table:style-name="ce1"/>
          <table:table-cell office:value-type="string" table:style-name="ce10">
            <text:p>Anderen + SNF</text:p>
          </table:table-cell>
          <table:table-cell table:number-columns-repeated="16377" table:style-name="ce1"/>
        </table:table-row>
        <table:table-row table:style-name="ro1">
          <table:table-cell office:value-type="float" office:value="50" table:style-name="ce6">
            <text:p>50</text:p>
          </table:table-cell>
          <table:table-cell office:value-type="string" table:style-name="ce1">
            <text:p>Blusdeken</text:p>
          </table:table-cell>
          <table:table-cell office:value-type="currency" office:value="9.9499999999999993" table:style-name="ce14">
            <text:p><text:s/>€ 9,95<text:s/></text:p>
          </table:table-cell>
          <table:table-cell office:value-type="currency" office:value="14.214285714285714" table:formula="of:=[.C51]/(1-[Hulpmiddelen.$B$2])" table:style-name="ce8">
            <text:p><text:s/>€ 14,2<text:s/></text:p>
          </table:table-cell>
          <table:table-cell office:value-type="float" office:value="12.934999999999999" table:formula="of:=[.C51]*1.3" table:style-name="ce9">
            <text:p>12,935</text:p>
          </table:table-cell>
          <table:table-cell table:style-name="ce1"/>
          <table:table-cell office:value-type="string" table:style-name="ce10">
            <text:p>Anderen + SNF</text:p>
          </table:table-cell>
          <table:table-cell table:number-columns-repeated="16377" table:style-name="ce1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string" table:style-name="ce1">
            <text:p>Rookmelder + magneet</text:p>
          </table:table-cell>
          <table:table-cell office:value-type="currency" office:value="7.7" table:style-name="ce14">
            <text:p><text:s/>€ 7,70<text:s/></text:p>
          </table:table-cell>
          <table:table-cell office:value-type="currency" office:value="11.000000000000002" table:formula="of:=[.C52]/(1-[Hulpmiddelen.$B$2])" table:style-name="ce8">
            <text:p><text:s/>€ 11,0<text:s/></text:p>
          </table:table-cell>
          <table:table-cell office:value-type="float" office:value="10.01" table:formula="of:=[.C52]*1.3" table:style-name="ce9">
            <text:p>10,01</text:p>
          </table:table-cell>
          <table:table-cell table:style-name="ce1"/>
          <table:table-cell office:value-type="string" table:style-name="ce10">
            <text:p>Anderen + SNF</text:p>
          </table:table-cell>
          <table:table-cell office:value-type="string" table:style-name="ce1">
            <text:p>Action</text:p>
          </table:table-cell>
          <table:table-cell table:number-columns-repeated="16376"/>
        </table:table-row>
        <table:table-row table:style-name="ro1">
          <table:table-cell office:value-type="float" office:value="52" table:style-name="ce6">
            <text:p>52</text:p>
          </table:table-cell>
          <table:table-cell office:value-type="string" table:style-name="ce1">
            <text:p>CO2 + magneet</text:p>
          </table:table-cell>
          <table:table-cell office:value-type="currency" office:value="15.67" table:style-name="ce14">
            <text:p><text:s/>€ 15,67<text:s/></text:p>
          </table:table-cell>
          <table:table-cell office:value-type="currency" office:value="22.385714285714286" table:formula="of:=[.C53]/(1-[Hulpmiddelen.$B$2])" table:style-name="ce8">
            <text:p><text:s/>€ 22,4<text:s/></text:p>
          </table:table-cell>
          <table:table-cell office:value-type="float" office:value="20.371000000000002" table:formula="of:=[.C53]*1.3" table:style-name="ce9">
            <text:p>20,371</text:p>
          </table:table-cell>
          <table:table-cell table:style-name="ce1"/>
          <table:table-cell office:value-type="string" table:style-name="ce10">
            <text:p>Anderen + SNF</text:p>
          </table:table-cell>
          <table:table-cell office:value-type="string" table:style-name="ce1">
            <text:p>Action</text:p>
          </table:table-cell>
          <table:table-cell table:number-columns-repeated="16376"/>
        </table:table-row>
        <table:table-row table:style-name="ro1">
          <table:table-cell office:value-type="float" office:value="53" table:style-name="ce6">
            <text:p>53</text:p>
          </table:table-cell>
          <table:table-cell office:value-type="string" table:style-name="ce1">
            <text:p>Gordijnen x1 inl stang</text:p>
          </table:table-cell>
          <table:table-cell office:value-type="currency" office:value="48.73" table:style-name="ce14">
            <text:p><text:s/>€ 48,73<text:s/></text:p>
          </table:table-cell>
          <table:table-cell office:value-type="currency" office:value="69.614285714285714" table:formula="of:=[.C54]/(1-[Hulpmiddelen.$B$2])" table:style-name="ce8">
            <text:p><text:s/>€ 69,6<text:s/></text:p>
          </table:table-cell>
          <table:table-cell office:value-type="float" office:value="63.348999999999997" table:formula="of:=[.C54]*1.3" table:style-name="ce9">
            <text:p>63,349</text:p>
          </table:table-cell>
          <table:table-cell table:style-name="ce1"/>
          <table:table-cell office:value-type="string" table:style-name="ce10">
            <text:p>Anderen + SNF</text:p>
          </table:table-cell>
          <table:table-cell office:value-type="string" table:style-name="ce1">
            <text:p>Ikea</text:p>
          </table:table-cell>
          <table:table-cell table:number-columns-repeated="16376"/>
        </table:table-row>
        <table:table-row table:style-name="ro1">
          <table:table-cell office:value-type="float" office:value="54" table:style-name="ce6">
            <text:p>54</text:p>
          </table:table-cell>
          <table:table-cell office:value-type="string" table:style-name="ce1">
            <text:p>Arbeid Schoonmaak P/U</text:p>
          </table:table-cell>
          <table:table-cell table:style-name="ce14"/>
          <table:table-cell office:value-type="currency" office:value="0" table:formula="of:=[.C55]/(1-[Hulpmiddelen.$B$2])" table:style-name="ce8">
            <text:p><text:s/>€ -<text:s/></text:p>
          </table:table-cell>
          <table:table-cell office:value-type="float" office:value="35" table:style-name="ce20">
            <text:p>35</text:p>
          </table:table-cell>
          <table:table-cell table:style-name="ce1"/>
          <table:table-cell office:value-type="string" table:style-name="ce10">
            <text:p>TD inventaris + diensten</text:p>
          </table:table-cell>
          <table:table-cell table:number-columns-repeated="16377" table:style-name="ce1"/>
        </table:table-row>
        <table:table-row table:style-name="ro1">
          <table:table-cell office:value-type="float" office:value="55" table:style-name="ce6">
            <text:p>55</text:p>
          </table:table-cell>
          <table:table-cell office:value-type="string" table:style-name="ce1">
            <text:p>Arbeid Technish P/U</text:p>
          </table:table-cell>
          <table:table-cell table:style-name="ce7"/>
          <table:table-cell office:value-type="currency" office:value="0" table:formula="of:=[.C56]/(1-[Hulpmiddelen.$B$2])" table:style-name="ce8">
            <text:p><text:s/>€ -<text:s/></text:p>
          </table:table-cell>
          <table:table-cell office:value-type="float" office:value="45" table:style-name="ce20">
            <text:p>45</text:p>
          </table:table-cell>
          <table:table-cell table:style-name="ce1"/>
          <table:table-cell office:value-type="string" table:style-name="ce10">
            <text:p>TD inventaris + diensten</text:p>
          </table:table-cell>
          <table:table-cell table:number-columns-repeated="16377" table:style-name="ce1"/>
        </table:table-row>
        <table:table-row table:style-name="ro1">
          <table:table-cell office:value-type="float" office:value="56" table:style-name="ce6">
            <text:p>56</text:p>
          </table:table-cell>
          <table:table-cell office:value-type="string" table:style-name="ce1">
            <text:p>Afval vewerk</text:p>
          </table:table-cell>
          <table:table-cell table:style-name="ce7"/>
          <table:table-cell office:value-type="currency" office:value="0" table:formula="of:=[.C57]/(1-[Hulpmiddelen.$B$2])" table:style-name="ce8">
            <text:p><text:s/>€ -<text:s/></text:p>
          </table:table-cell>
          <table:table-cell office:value-type="float" office:value="215" table:style-name="ce20">
            <text:p>215</text:p>
          </table:table-cell>
          <table:table-cell table:style-name="ce1"/>
          <table:table-cell office:value-type="string" table:style-name="ce10">
            <text:p>TD inventaris + diensten</text:p>
          </table:table-cell>
          <table:table-cell table:number-columns-repeated="16377" table:style-name="ce1"/>
        </table:table-row>
        <table:table-row table:style-name="ro1">
          <table:table-cell office:value-type="float" office:value="57" table:style-name="ce6">
            <text:p>57</text:p>
          </table:table-cell>
          <table:table-cell office:value-type="string" table:style-name="ce1">
            <text:p>Reiskosten per km</text:p>
          </table:table-cell>
          <table:table-cell table:style-name="ce7"/>
          <table:table-cell office:value-type="currency" office:value="0" table:formula="of:=[.C58]/(1-[Hulpmiddelen.$B$2])" table:style-name="ce8">
            <text:p><text:s/>€ -<text:s/></text:p>
          </table:table-cell>
          <table:table-cell office:value-type="float" office:value="0.28000000000000003" table:style-name="ce20">
            <text:p>0,28</text:p>
          </table:table-cell>
          <table:table-cell table:style-name="ce1"/>
          <table:table-cell office:value-type="string" table:style-name="ce10">
            <text:p>TD inventaris + diensten</text:p>
          </table:table-cell>
          <table:table-cell table:number-columns-repeated="16377" table:style-name="ce1"/>
        </table:table-row>
        <table:table-row table:style-name="ro1">
          <table:table-cell office:value-type="float" office:value="58" table:style-name="ce6">
            <text:p>58</text:p>
          </table:table-cell>
          <table:table-cell office:value-type="string" table:style-name="ce1">
            <text:p>Sleutels per stuk</text:p>
          </table:table-cell>
          <table:table-cell office:value-type="currency" office:value="25" table:style-name="ce7">
            <text:p><text:s/>€ 25,00<text:s/></text:p>
          </table:table-cell>
          <table:table-cell office:value-type="currency" office:value="35.714285714285715" table:formula="of:=[.C59]/(1-[Hulpmiddelen.$B$2])" table:style-name="ce8">
            <text:p><text:s/>€ 35,7<text:s/></text:p>
          </table:table-cell>
          <table:table-cell office:value-type="float" office:value="25" table:style-name="ce20">
            <text:p>25</text:p>
          </table:table-cell>
          <table:table-cell table:style-name="ce1"/>
          <table:table-cell office:value-type="string" table:style-name="ce10">
            <text:p>TD inventaris + diensten</text:p>
          </table:table-cell>
          <table:table-cell table:number-columns-repeated="16377" table:style-name="ce1"/>
        </table:table-row>
        <table:table-row table:style-name="ro1">
          <table:table-cell office:value-type="float" office:value="59" table:style-name="ce6">
            <text:p>59</text:p>
          </table:table-cell>
          <table:table-cell office:value-type="string" table:style-name="ce1">
            <text:p>WC bril</text:p>
          </table:table-cell>
          <table:table-cell office:value-type="currency" office:value="29.66" table:style-name="ce7">
            <text:p><text:s/>€ 29,66<text:s/></text:p>
          </table:table-cell>
          <table:table-cell office:value-type="currency" office:value="42.371428571428574" table:formula="of:=[.C60]/(1-[Hulpmiddelen.$B$2])" table:style-name="ce8">
            <text:p><text:s/>€ 42,4<text:s/></text:p>
          </table:table-cell>
          <table:table-cell office:value-type="float" office:value="38.558" table:formula="of:=[.C60]*1.3" table:style-name="ce9">
            <text:p>38,558</text:p>
          </table:table-cell>
          <table:table-cell table:style-name="ce1"/>
          <table:table-cell office:value-type="string" table:style-name="ce10">
            <text:p>TD inventaris + diensten</text:p>
          </table:table-cell>
          <table:table-cell table:number-columns-repeated="16377" table:style-name="ce1"/>
        </table:table-row>
        <table:table-row table:style-name="ro1">
          <table:table-cell office:value-type="float" office:value="60" table:style-name="ce6">
            <text:p>60</text:p>
          </table:table-cell>
          <table:table-cell office:value-type="string" table:style-name="ce1">
            <text:p>Doucheset</text:p>
          </table:table-cell>
          <table:table-cell table:style-name="ce7"/>
          <table:table-cell office:value-type="currency" office:value="0" table:formula="of:=[.C61]/(1-[Hulpmiddelen.$B$2])" table:style-name="ce8">
            <text:p><text:s/>€ -<text:s/></text:p>
          </table:table-cell>
          <table:table-cell office:value-type="float" office:value="99" table:style-name="ce20">
            <text:p>99</text:p>
          </table:table-cell>
          <table:table-cell table:style-name="ce1"/>
          <table:table-cell office:value-type="string" table:style-name="ce10">
            <text:p>TD inventaris + diensten</text:p>
          </table:table-cell>
          <table:table-cell table:number-columns-repeated="16377" table:style-name="ce1"/>
        </table:table-row>
        <table:table-row table:style-name="ro1">
          <table:table-cell office:value-type="float" office:value="61" table:style-name="ce6">
            <text:p>61</text:p>
          </table:table-cell>
          <table:table-cell office:value-type="string" table:style-name="ce1">
            <text:p>Afdekplaat electra</text:p>
          </table:table-cell>
          <table:table-cell office:value-type="currency" office:value="1.29" table:style-name="ce7">
            <text:p><text:s/>€ 1,29<text:s/></text:p>
          </table:table-cell>
          <table:table-cell office:value-type="currency" office:value="1.842857142857143" table:formula="of:=[.C62]/(1-[Hulpmiddelen.$B$2])" table:style-name="ce8">
            <text:p><text:s/>€ 1,8<text:s/></text:p>
          </table:table-cell>
          <table:table-cell office:value-type="float" office:value="1.677" table:formula="of:=[.C62]*1.3" table:style-name="ce9">
            <text:p>1,677</text:p>
          </table:table-cell>
          <table:table-cell table:style-name="ce1"/>
          <table:table-cell office:value-type="string" table:style-name="ce10">
            <text:p>TD inventaris + diensten</text:p>
          </table:table-cell>
          <table:table-cell table:number-columns-repeated="16377" table:style-name="ce1"/>
        </table:table-row>
        <table:table-row table:style-name="ro1">
          <table:table-cell office:value-type="float" office:value="62" table:style-name="ce6">
            <text:p>62</text:p>
          </table:table-cell>
          <table:table-cell office:value-type="string" table:style-name="ce1">
            <text:p>Doucheslang</text:p>
          </table:table-cell>
          <table:table-cell table:style-name="ce7"/>
          <table:table-cell office:value-type="currency" office:value="0" table:formula="of:=[.C63]/(1-[Hulpmiddelen.$B$2])" table:style-name="ce8">
            <text:p><text:s/>€ -<text:s/></text:p>
          </table:table-cell>
          <table:table-cell office:value-type="float" office:value="6.99" table:style-name="ce20">
            <text:p>6,99</text:p>
          </table:table-cell>
          <table:table-cell table:style-name="ce1"/>
          <table:table-cell office:value-type="string" table:style-name="ce10">
            <text:p>TD inventaris + diensten</text:p>
          </table:table-cell>
          <table:table-cell table:number-columns-repeated="16377" table:style-name="ce1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string" table:style-name="ce1">
            <text:p>Deurhendels</text:p>
          </table:table-cell>
          <table:table-cell office:value-type="currency" office:value="10" table:style-name="ce7">
            <text:p><text:s/>€ 10,00<text:s/></text:p>
          </table:table-cell>
          <table:table-cell office:value-type="currency" office:value="14.285714285714286" table:formula="of:=[.C64]/(1-[Hulpmiddelen.$B$2])" table:style-name="ce8">
            <text:p><text:s/>€ 14,3<text:s/></text:p>
          </table:table-cell>
          <table:table-cell office:value-type="float" office:value="7.99" table:style-name="ce20">
            <text:p>7,99</text:p>
          </table:table-cell>
          <table:table-cell table:style-name="ce1"/>
          <table:table-cell office:value-type="string" table:style-name="ce10">
            <text:p>TD inventaris + diensten</text:p>
          </table:table-cell>
          <table:table-cell table:number-columns-repeated="16377" table:style-name="ce1"/>
        </table:table-row>
        <table:table-row table:style-name="ro1">
          <table:table-cell office:value-type="float" office:value="65" table:style-name="ce6">
            <text:p>65</text:p>
          </table:table-cell>
          <table:table-cell office:value-type="string" table:style-name="ce1">
            <text:p>Kamerdeur</text:p>
          </table:table-cell>
          <table:table-cell office:value-type="currency" office:value="123.21" table:style-name="ce7">
            <text:p><text:s/>€ 123,21<text:s/></text:p>
          </table:table-cell>
          <table:table-cell office:value-type="currency" office:value="176.01428571428571" table:formula="of:=[.C65]/(1-[Hulpmiddelen.$B$2])" table:style-name="ce8">
            <text:p><text:s/>€ 176,0<text:s/></text:p>
          </table:table-cell>
          <table:table-cell office:value-type="float" office:value="160.173" table:formula="of:=[.C65]*1.3" table:style-name="ce9">
            <text:p>160,173</text:p>
          </table:table-cell>
          <table:table-cell table:style-name="ce1"/>
          <table:table-cell office:value-type="string" table:style-name="ce10">
            <text:p>TD inventaris + diensten</text:p>
          </table:table-cell>
          <table:table-cell table:number-columns-repeated="16377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string" table:style-name="ce13">
            <text:p>Raamuitzetter</text:p>
          </table:table-cell>
          <table:table-cell office:value-type="currency" office:value="19.989999999999998" table:style-name="ce7">
            <text:p><text:s/>€ 19,99<text:s/></text:p>
          </table:table-cell>
          <table:table-cell office:value-type="currency" office:value="28.557142857142857" table:formula="of:=[.C66]/(1-[Hulpmiddelen.$B$2])" table:style-name="ce8">
            <text:p><text:s/>€ 28,6<text:s/></text:p>
          </table:table-cell>
          <table:table-cell office:value-type="float" office:value="25.986999999999998" table:formula="of:=[.C66]*1.3" table:style-name="ce9">
            <text:p>25,987</text:p>
          </table:table-cell>
          <table:table-cell table:style-name="ce1"/>
          <table:table-cell office:value-type="string" table:style-name="ce10">
            <text:p>TD inventaris + diensten</text:p>
          </table:table-cell>
          <table:table-cell table:number-columns-repeated="16377"/>
        </table:table-row>
        <table:table-row table:style-name="ro1">
          <table:table-cell office:value-type="float" office:value="69" table:style-name="ce6">
            <text:p>69</text:p>
          </table:table-cell>
          <table:table-cell office:value-type="string" table:style-name="ce13">
            <text:p>Lichtschakelaar</text:p>
          </table:table-cell>
          <table:table-cell office:value-type="currency" office:value="3.79" table:style-name="ce7">
            <text:p><text:s/>€ 3,79<text:s/></text:p>
          </table:table-cell>
          <table:table-cell office:value-type="currency" office:value="5.4142857142857146" table:formula="of:=[.C67]/(1-[Hulpmiddelen.$B$2])" table:style-name="ce8">
            <text:p><text:s/>€ 5,4<text:s/></text:p>
          </table:table-cell>
          <table:table-cell office:value-type="float" office:value="4.9270000000000005" table:formula="of:=[.C67]*1.3" table:style-name="ce9">
            <text:p>4,927</text:p>
          </table:table-cell>
          <table:table-cell table:style-name="ce1"/>
          <table:table-cell office:value-type="string" table:style-name="ce10">
            <text:p>TD inventaris + diensten</text:p>
          </table:table-cell>
          <table:table-cell table:number-columns-repeated="16377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string" table:style-name="ce13">
            <text:p>Lampen</text:p>
          </table:table-cell>
          <table:table-cell office:value-type="currency" office:value="3.95" table:style-name="ce7">
            <text:p><text:s/>€ 3,95<text:s/></text:p>
          </table:table-cell>
          <table:table-cell office:value-type="currency" office:value="5.6428571428571432" table:formula="of:=[.C68]/(1-[Hulpmiddelen.$B$2])" table:style-name="ce8">
            <text:p><text:s/>€ 5,6<text:s/></text:p>
          </table:table-cell>
          <table:table-cell office:value-type="float" office:value="5.1350000000000007" table:formula="of:=[.C68]*1.3" table:style-name="ce9">
            <text:p>5,135</text:p>
          </table:table-cell>
          <table:table-cell table:style-name="ce1"/>
          <table:table-cell office:value-type="string" table:style-name="ce10">
            <text:p>TD inventaris + diensten</text:p>
          </table:table-cell>
          <table:table-cell table:number-columns-repeated="16377"/>
        </table:table-row>
        <table:table-row table:style-name="ro1">
          <table:table-cell office:value-type="float" office:value="71" table:style-name="ce6">
            <text:p>71</text:p>
          </table:table-cell>
          <table:table-cell office:value-type="string" table:style-name="ce13">
            <text:p>Plafondlamp</text:p>
          </table:table-cell>
          <table:table-cell office:value-type="currency" office:value="5.78" table:style-name="ce7">
            <text:p><text:s/>€ 5,78<text:s/></text:p>
          </table:table-cell>
          <table:table-cell office:value-type="currency" office:value="8.257142857142858" table:formula="of:=[.C69]/(1-[Hulpmiddelen.$B$2])" table:style-name="ce8">
            <text:p><text:s/>€ 8,3<text:s/></text:p>
          </table:table-cell>
          <table:table-cell office:value-type="float" office:value="7.5140000000000002" table:formula="of:=[.C69]*1.3" table:style-name="ce9">
            <text:p>7,514</text:p>
          </table:table-cell>
          <table:table-cell table:style-name="ce1"/>
          <table:table-cell office:value-type="string" table:style-name="ce10">
            <text:p>TD inventaris + diensten</text:p>
          </table:table-cell>
          <table:table-cell table:number-columns-repeated="16377"/>
        </table:table-row>
        <table:table-row table:number-rows-repeated="1048507" table:style-name="ro1">
          <table:table-cell table:number-columns-repeated="16384"/>
        </table:table-row>
      </table:table>
      <table:table table:name="Hulpmiddelen" table:style-name="ta2">
        <table:table-column table:style-name="co10" table:number-columns-repeated="16384" table:default-cell-style-name="ce1"/>
        <table:table-row table:style-name="ro1">
          <table:table-cell office:value-type="string" table:style-name="ce3">
            <text:p>Type</text:p>
          </table:table-cell>
          <table:table-cell office:value-type="string" table:style-name="ce3">
            <text:p>waar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e</text:p>
          </table:table-cell>
          <table:table-cell office:value-type="percentage" office:value="0.3" table:style-name="ce21">
            <text:p>30%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currency-style style:name="N36P0" number:language="en" number:country="NL">
      <number:text> </number:text>
      <number:currency-symbol number:language="en" number:country="NL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6P1" number:language="en" number:country="NL">
      <number:text> </number:text>
      <number:currency-symbol number:language="en" number:country="NL">€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36P2" number:language="en" number:country="NL">
      <number:text> </number:text>
      <number:currency-symbol number:language="en" number:country="NL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 number:language="en" number:country="NL">
      <number:text> </number:text>
      <number:currency-symbol number:language="en" number:country="NL">€</number:currency-symbol>
      <number:text> </number:text>
      <number:fill-character> </number:fill-character>
      <number:number number:decimal-places="1" number:min-decimal-places="1" number:min-integer-digits="1" number:grouping="true"/>
      <number:text> </number:text>
    </number:currency-style>
    <number:currency-style style:name="N37P1" number:language="en" number:country="NL">
      <number:text> </number:text>
      <number:currency-symbol number:language="en" number:country="NL">€</number:currency-symbol>
      <number:text> </number:text>
      <number:fill-character> </number:fill-character>
      <number:text>-</number:text>
      <number:number number:decimal-places="1" number:min-decimal-places="1" number:min-integer-digits="1" number:grouping="true"/>
      <number:text> </number:text>
    </number:currency-style>
    <number:currency-style style:name="N37P2" number:language="en" number:country="NL">
      <number:text> </number:text>
      <number:currency-symbol number:language="en" number:country="NL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Ana Nohai</meta:initial-creator>
    <dc:creator>Christa Stam | Ryan Rent</dc:creator>
    <meta:creation-date>2025-09-01T10:19:10Z</meta:creation-date>
    <dc:date>2026-01-05T13:21:08Z</dc:date>
  </office:meta>
</office:document-meta>
</file>